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a689" officeooo:paragraph-rsid="0017a6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 Members:</text:p>
      <text:p text:style-name="P1">Mrinal Rai</text:p>
      <text:p text:style-name="P1">Samartha Swaroop Girish</text:p>
      <text:p text:style-name="P1">Vidushi Garg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21:06:56.239540137</meta:creation-date>
    <dc:date>2019-10-02T21:08:23.572871139</dc:date>
    <meta:editing-duration>PT1M28S</meta:editing-duration>
    <meta:editing-cycles>1</meta:editing-cycles>
    <meta:document-statistic meta:table-count="0" meta:image-count="0" meta:object-count="0" meta:page-count="1" meta:paragraph-count="4" meta:word-count="9" meta:character-count="58" meta:non-whitespace-character-count="53"/>
    <meta:generator>LibreOffice/6.0.7.3$Linux_X86_64 LibreOffice_project/00m0$Build-3</meta:generator>
  </office:meta>
</office:document-meta>
</file>